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8ac4" officeooo:paragraph-rsid="001d8ac4"/>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d8ac4" officeooo:paragraph-rsid="001d8ac4"/>
    </style:style>
    <style:style style:name="P3" style:family="paragraph" style:parent-style-name="Standard">
      <style:paragraph-properties fo:text-align="start" style:justify-single-word="false"/>
      <style:text-properties style:text-underline-style="none" officeooo:rsid="001d8ac4" officeooo:paragraph-rsid="001d8ac4"/>
    </style:style>
    <style:style style:name="P4" style:family="paragraph" style:parent-style-name="Standard" style:list-style-name="L1">
      <style:paragraph-properties fo:text-align="start" style:justify-single-word="false"/>
      <style:text-properties style:text-underline-style="none" officeooo:rsid="001d8ac4" officeooo:paragraph-rsid="001d8ac4"/>
    </style:style>
    <style:style style:name="P5" style:family="paragraph" style:parent-style-name="Standard" style:list-style-name="L2">
      <style:paragraph-properties fo:text-align="start" style:justify-single-word="false"/>
      <style:text-properties style:text-underline-style="none" officeooo:rsid="001d8ac4" officeooo:paragraph-rsid="001d8ac4"/>
    </style:style>
    <style:style style:name="P6" style:family="paragraph" style:parent-style-name="Standard" style:list-style-name="L3">
      <style:paragraph-properties fo:text-align="start" style:justify-single-word="false"/>
      <style:text-properties style:text-underline-style="none" officeooo:rsid="001d8ac4" officeooo:paragraph-rsid="001d8ac4"/>
    </style:style>
    <style:style style:name="P7" style:family="paragraph" style:parent-style-name="Standard">
      <style:paragraph-properties fo:text-align="start" style:justify-single-word="false"/>
      <style:text-properties style:text-underline-style="none" officeooo:rsid="001d8ac4" officeooo:paragraph-rsid="001d8ac4"/>
    </style:style>
    <style:style style:name="T1" style:family="text">
      <style:text-properties officeooo:rsid="001ef95b"/>
    </style:style>
    <style:style style:name="T2" style:family="text">
      <style:text-properties officeooo:rsid="001f9dba"/>
    </style:style>
    <style:style style:name="T3" style:family="text">
      <style:text-properties officeooo:rsid="00217e3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S: YOKO AYMERICK JEFFREY</text:p>
      <text:p text:style-name="P1">MATRICULE : 23U2983 </text:p>
      <text:p text:style-name="P1"/>
      <text:p text:style-name="P2">Rapport Jeu de LUDO sur <text:span text:style-name="T2">SDL</text:span></text:p>
      <text:p text:style-name="P2"/>
      <text:p text:style-name="P3"/>
      <text:p text:style-name="P3">1. Contexte du Programme</text:p>
      <text:p text:style-name="P3"/>
      <text:p text:style-name="P3">Le Ludo est un jeu de société traditionnel qui se joue généralement entre 2 à 4 joueurs. L'objectif du jeu est d'amener tous ses pions du point de départ à la zone d'arrivée avant les autres joueurs. Ce programme vise à offrir une version numérique du Ludo, permettant aux utilisateurs de jouer en local tout en conservant les règles et l'interaction du jeu classique dans la mesure du possible.</text:p>
      <text:p text:style-name="P3"/>
      <text:p text:style-name="P3">2. <text:s/>Problème à Résoudre</text:p>
      <text:p text:style-name="P3"/>
      <text:p text:style-name="P3">Le défi principal consiste à créer un environnement de jeu interactif qui reproduit les mécaniques du Ludo. Cela inclut la gestion des déplacements des pions, les règles de capture, et le suivi de l'état du jeu pour plusieurs joueurs. Il est également important de s'assurer que l'interface utilisateur soit intuitive et engageante <text:span text:style-name="T3">grace a</text:span> l’utilisation d’<text:span text:style-name="T3">une interface graphique conviviale</text:span>.</text:p>
      <text:p text:style-name="P3"/>
      <text:p text:style-name="P3">3. Description de la Solution</text:p>
      <text:p text:style-name="P3"/>
      <text:p text:style-name="P3">La solution proposé compose des éléments suivants :</text:p>
      <text:p text:style-name="P3"/>
      <text:p text:style-name="P3">- Interface Utilisateur : L<text:span text:style-name="T3">interface SDL</text:span> fournit un ensemble d’instructtion intuitif et facile a comprendre chaque joueur devrant jouer représentant le plateau de Ludo avec des tableaux logique pour chaque joueur afin déplacer les pions.</text:p>
      <text:p text:style-name="P3">- Mécanique de Jeu : Implémentation des règles du Ludo, y compris les déplacements, les captures, et les conditions de victoire et l’utilisation des cases sauves.</text:p>
      <text:p text:style-name="P3">- Logique de Jeu : Un moteur de jeu qui gère le tour des joueurs, les lancers de dés, et met à jour l'état du jeu en temps réel pour tous les joueurs.</text:p>
      <text:p text:style-name="P3"/>
      <text:p text:style-name="P3">4. Algorithme Principal</text:p>
      <text:p text:style-name="P3"/>
      <text:p text:style-name="P3">L'algorithme principal du jeu peut être résumé en plusieurs étapes :</text:p>
      <text:p text:style-name="P3"/>
      <text:list text:style-name="L1">
        <text:list-item>
          <text:p text:style-name="P4"><text:s/>Initialisation :</text:p>
        </text:list-item>
      </text:list>
      <text:p text:style-name="P3"><text:s text:c="3"/>- Créer un plateau virutel de jeu.</text:p>
      <text:p text:style-name="P3"><text:s text:c="3"/>- Placer les pions de chaque joueur à leur position de départ.</text:p>
      <text:p text:style-name="P3"/>
      <text:list text:style-name="L2">
        <text:list-item>
          <text:p text:style-name="P5">Boucle de Jeu :</text:p>
        </text:list-item>
      </text:list>
      <text:p text:style-name="P3"><text:s text:c="3"/>- Tant qu'aucun joueur n'a gagné :</text:p>
      <text:p text:style-name="P3"><text:s text:c="5"/>- Tourner le dé pour le joueur actuel.</text:p>
      <text:p text:style-name="P3"><text:s text:c="5"/>- Si le résultat permet un déplacement :</text:p>
      <text:p text:style-name="P3"><text:s text:c="7"/>- Déplacer le pion approprié.</text:p>
      <text:p text:style-name="P3"><text:s text:c="7"/>- Vérifier si un pion est capturé.</text:p>
      <text:p text:style-name="P3"><text:s text:c="7"/>- Passer au joueur suivant.</text:p>
      <text:p text:style-name="P3"/>
      <text:list text:style-name="L3">
        <text:list-item>
          <text:p text:style-name="P6">Vérification des Conditions de Victoire :</text:p>
        </text:list-item>
      </text:list>
      <text:p text:style-name="P3"><text:soft-page-break/><text:s text:c="3"/>- Déterminer si un joueur a amené tous ses pions dans la zone d'arrivée.</text:p>
      <text:p text:style-name="P3"/>
      <text:p text:style-name="P3">5. Structures de Données Utilisées</text:p>
      <text:p text:style-name="P3"/>
      <text:p text:style-name="P3">Pour gérer les informations du jeu, plusieurs structures de données sont utilisées :</text:p>
      <text:p text:style-name="P3"/>
      <text:p text:style-name="P3">- Pions : <text:span text:style-name="T1">representer par des </text:span><text:span text:style-name="T3">surface de placement et dessine des pions ainsi que des textures, la couleur du pion en question, son indice sur le tableau(plateau), l’equivalent de son indice a des coordonnees sur l’interface graphique, ainsi que la valeur numerique des cases qui lui reste a parcourir.</text:span></text:p>
      <text:p text:style-name="P3"/>
      <text:p text:style-name="P3">- <text:span text:style-name="T3">Plateau de jeu: representer par un tableau quxquelle on associe des coordonnees de lignes et de colonnes pour dessiner le plateau ainsi que des coordonnees representant toutes les cases du plateau et enfin des textures et surface afin de presenter les cases maisons des pions selon leurs couleurs respectiv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5:50:54.746713760</meta:creation-date>
    <dc:date>2024-11-01T20:44:50.668266408</dc:date>
    <meta:editing-duration>PT8M20S</meta:editing-duration>
    <meta:editing-cycles>3</meta:editing-cycles>
    <meta:generator>LibreOffice/24.2.1.2$Linux_X86_64 LibreOffice_project/db4def46b0453cc22e2d0305797cf981b68ef5ac</meta:generator>
    <meta:document-statistic meta:table-count="0" meta:image-count="0" meta:object-count="0" meta:page-count="2" meta:paragraph-count="30" meta:word-count="476" meta:character-count="2847" meta:non-whitespace-character-count="2358"/>
  </office:meta>
</office:document-meta>
</file>